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98.34pt" svg:y="7.37pt">
            <loext:p draw:notify-on-update-of-ranges="Sheet1.A26:Sheet1.A26 Sheet1.A27:Sheet1.A33 Sheet1.B26:Sheet1.B26 Sheet1.B27:Sheet1.B33 Sheet1.C26:Sheet1.C26 Sheet1.C27:Sheet1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6.84pt" svg:y="2.83pt">
            <loext:p draw:notify-on-update-of-ranges="Sheet1.E26:Sheet1.E26 Sheet1.E27:Sheet1.E32 Sheet1.F26:Sheet1.F26 Sheet1.F27:Sheet1.F32 Sheet1.G26:Sheet1.G26 Sheet1.G27:Sheet1.G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5">
          <table:table-cell table:number-columns-repeated="7"/>
        </table:table-row>
        <table:table-row table:style-name="ro1">
          <table:table-cell office:value-type="string" calcext:value-type="string">
            <text:p>Interlines/Process</text:p>
          </table:table-cell>
          <table:table-cell office:value-type="string" calcext:value-type="string">
            <text:p>Speedup Jacobi</text:p>
          </table:table-cell>
          <table:table-cell office:value-type="string" calcext:value-type="string">
            <text:p>Speedup Gauss</text:p>
          </table:table-cell>
          <table:table-cell/>
          <table:table-cell office:value-type="string" calcext:value-type="string">
            <text:p>Interlines/Process</text:p>
          </table:table-cell>
          <table:table-cell office:value-type="string" calcext:value-type="string">
            <text:p>Speedup Jacobi</text:p>
          </table:table-cell>
          <table:table-cell office:value-type="string" calcext:value-type="string">
            <text:p>Speedup Gaus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2.4" calcext:value-type="float">
            <text:p>102.4</text:p>
          </table:table-cell>
          <table:table-cell office:value-type="float" office:value="101.9" calcext:value-type="float">
            <text:p>101.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5.3" calcext:value-type="float">
            <text:p>185.3</text:p>
          </table:table-cell>
          <table:table-cell table:style-name="ce1" table:formula="of:=(340.6/167.6)*100" office:value-type="float" office:value="203.221957040573" calcext:value-type="float">
            <text:p>203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.6" calcext:value-type="float">
            <text:p>98.6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95.6" calcext:value-type="float">
            <text:p>195.6</text:p>
          </table:table-cell>
          <table:table-cell table:style-name="ce1" table:formula="of:=(167.6/93.7)*100" office:value-type="float" office:value="178.868729989328" calcext:value-type="float">
            <text:p>178.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7.2" calcext:value-type="float">
            <text:p>97.2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6.2" calcext:value-type="float">
            <text:p>176.2</text:p>
          </table:table-cell>
          <table:table-cell table:style-name="ce1" table:formula="of:=(93.7/57.1)*100" office:value-type="float" office:value="164.098073555166" calcext:value-type="float">
            <text:p>164.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3.3" calcext:value-type="float">
            <text:p>123.3</text:p>
          </table:table-cell>
          <table:table-cell table:style-name="ce1" table:formula="of:=(57.1/46.3)*100" office:value-type="float" office:value="123.326133909287" calcext:value-type="float">
            <text:p>123.3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94.4" calcext:value-type="float">
            <text:p>94.4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3.8" calcext:value-type="float">
            <text:p>123.8</text:p>
          </table:table-cell>
          <table:table-cell table:style-name="ce1" table:formula="of:=(46.3/37.4)*100" office:value-type="float" office:value="123.79679144385" calcext:value-type="float">
            <text:p>123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.3" calcext:value-type="float">
            <text:p>100.3</text:p>
          </table:table-cell>
          <table:table-cell office:value-type="float" office:value="96.3" calcext:value-type="float">
            <text:p>96.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20:09:28.323245365</meta:creation-date>
    <dc:date>2017-01-14T20:33:48.027392844</dc:date>
    <meta:editing-duration>PT3M39S</meta:editing-duration>
    <meta:editing-cycles>1</meta:editing-cycles>
    <meta:document-statistic meta:table-count="1" meta:cell-count="45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67cm" svg:y="0.316cm" chart:style-name="ch2">
          <text:p>Weak Scaling</text:p>
        </chart:title>
        <chart:subtitle svg:x="5.033cm" svg:y="1.275cm" chart:style-name="ch3">
          <text:p>Speedup % vs Process Workload</text:p>
        </chart:subtitle>
        <chart:legend chart:legend-position="end" svg:x="12.195cm" svg:y="3.952cm" style:legend-expansion="high" chart:style-name="ch4"/>
        <chart:plot-area chart:style-name="ch5" table:cell-range-address="Sheet1.A26:Sheet1.C33" chart:data-source-has-labels="both" svg:x="1.331cm" svg:y="2.138cm" svg:width="10.544cm" svg:height="5.701cm">
          <chartooo:coordinate-region svg:x="1.952cm" svg:y="2.337cm" svg:width="9.458cm" svg:height="4.856cm"/>
          <chart:axis chart:dimension="x" chart:name="primary-x" chart:style-name="ch6" chartooo:axis-type="auto">
            <chart:title svg:x="5.263cm" svg:y="8.019cm" chart:style-name="ch7">
              <text:p>Interlines/Process</text:p>
            </chart:title>
            <chart:categories table:cell-range-address="Sheet1.A27:Sheet1.A33"/>
          </chart:axis>
          <chart:axis chart:dimension="y" chart:name="primary-y" chart:style-name="ch6">
            <chart:title svg:x="0.451cm" svg:y="5.892cm" chart:style-name="ch8">
              <text:p>Speedup %</text:p>
            </chart:title>
            <chart:grid chart:style-name="ch9" chart:class="major"/>
          </chart:axis>
          <chart:series chart:style-name="ch10" chart:values-cell-range-address="Sheet1.B27:Sheet1.B33" chart:label-cell-address="Sheet1.B26:Sheet1.B26" chart:class="chart:scatter">
            <chart:domain table:cell-range-address="Sheet1.A27:Sheet1.A33"/>
            <chart:data-point chart:repeated="7"/>
          </chart:series>
          <chart:series chart:style-name="ch11" chart:values-cell-range-address="Sheet1.C27:Sheet1.C33" chart:label-cell-address="Sheet1.C26:Sheet1.C26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Jacobi</text:p>
                <draw:g>
                  <svg:desc>Sheet1.B26:Sheet1.B26</svg:desc>
                </draw:g>
              </table:table-cell>
              <table:table-cell office:value-type="string">
                <text:p>Speedup Gauss</text:p>
                <draw:g>
                  <svg:desc>Sheet1.C26:Sheet1.C26</svg:desc>
                </draw:g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Sheet1.A27:Sheet1.A33</svg:desc>
                </draw:g>
              </table:table-cell>
              <table:table-cell office:value-type="float" office:value="100">
                <text:p>100</text:p>
                <draw:g>
                  <svg:desc>Sheet1.B27:Sheet1.B33</svg:desc>
                </draw:g>
              </table:table-cell>
              <table:table-cell office:value-type="float" office:value="100">
                <text:p>100</text:p>
                <draw:g>
                  <svg:desc>Sheet1.C27:Sheet1.C33</svg:desc>
                </draw:g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02.4">
                <text:p>102.4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8.6">
                <text:p>98.6</text:p>
              </table:table-cell>
              <table:table-cell office:value-type="float" office:value="98.3">
                <text:p>98.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97.2">
                <text:p>97.2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9.2">
                <text:p>99.2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94.4">
                <text:p>94.4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3">
                <text:p>100.3</text:p>
              </table:table-cell>
              <table:table-cell office:value-type="float" office:value="96.3">
                <text:p>9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75cm" svg:y="0.316cm" chart:style-name="ch2">
          <text:p>Strong Scaling</text:p>
        </chart:title>
        <chart:subtitle svg:x="5.033cm" svg:y="1.275cm" chart:style-name="ch3">
          <text:p>Speedup % vs Process Workload</text:p>
        </chart:subtitle>
        <chart:legend chart:legend-position="end" svg:x="12.195cm" svg:y="3.952cm" style:legend-expansion="high" chart:style-name="ch4"/>
        <chart:plot-area chart:style-name="ch5" table:cell-range-address="Sheet1.E26:Sheet1.G32" chart:data-source-has-labels="both" svg:x="1.331cm" svg:y="2.138cm" svg:width="10.544cm" svg:height="5.701cm">
          <chartooo:coordinate-region svg:x="2.138cm" svg:y="2.338cm" svg:width="9.457cm" svg:height="4.854cm"/>
          <chart:axis chart:dimension="x" chart:name="primary-x" chart:style-name="ch6" chartooo:axis-type="auto">
            <chart:title svg:x="5.263cm" svg:y="8.019cm" chart:style-name="ch7">
              <text:p>Interlines/Process</text:p>
            </chart:title>
            <chart:categories table:cell-range-address="Sheet1.E27:Sheet1.E32"/>
          </chart:axis>
          <chart:axis chart:dimension="y" chart:name="primary-y" chart:style-name="ch6">
            <chart:title svg:x="0.451cm" svg:y="5.892cm" chart:style-name="ch8">
              <text:p>Speedup %</text:p>
            </chart:title>
            <chart:grid chart:style-name="ch9" chart:class="major"/>
          </chart:axis>
          <chart:series chart:style-name="ch10" chart:values-cell-range-address="Sheet1.F27:Sheet1.F32" chart:label-cell-address="Sheet1.F26:Sheet1.F26" chart:class="chart:scatter">
            <chart:domain table:cell-range-address="Sheet1.E27:Sheet1.E32"/>
            <chart:data-point chart:repeated="6"/>
          </chart:series>
          <chart:series chart:style-name="ch11" chart:values-cell-range-address="Sheet1.G27:Sheet1.G32" chart:label-cell-address="Sheet1.G26:Sheet1.G26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Jacobi</text:p>
                <draw:g>
                  <svg:desc>Sheet1.F26:Sheet1.F26</svg:desc>
                </draw:g>
              </table:table-cell>
              <table:table-cell office:value-type="string">
                <text:p>Speedup Gauss</text:p>
                <draw:g>
                  <svg:desc>Sheet1.G26:Sheet1.G26</svg:desc>
                </draw:g>
              </table:table-cell>
            </table:table-row>
          </table:table-header-rows>
          <table:table-rows>
            <table:table-row>
              <table:table-cell office:value-type="float" office:value="160">
                <text:p>160</text:p>
                <draw:g>
                  <svg:desc>Sheet1.E27:Sheet1.E32</svg:desc>
                </draw:g>
              </table:table-cell>
              <table:table-cell office:value-type="float" office:value="100">
                <text:p>100</text:p>
                <draw:g>
                  <svg:desc>Sheet1.F27:Sheet1.F32</svg:desc>
                </draw:g>
              </table:table-cell>
              <table:table-cell office:value-type="float" office:value="100">
                <text:p>100</text:p>
                <draw:g>
                  <svg:desc>Sheet1.G27:Sheet1.G32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5.3">
                <text:p>185.3</text:p>
              </table:table-cell>
              <table:table-cell office:value-type="float" office:value="203.221957040573">
                <text:p>203.2219570405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5.6">
                <text:p>195.6</text:p>
              </table:table-cell>
              <table:table-cell office:value-type="float" office:value="178.868729989328">
                <text:p>178.8687299893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6.2">
                <text:p>176.2</text:p>
              </table:table-cell>
              <table:table-cell office:value-type="float" office:value="164.098073555166">
                <text:p>164.0980735551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3.3">
                <text:p>123.3</text:p>
              </table:table-cell>
              <table:table-cell office:value-type="float" office:value="123.326133909287">
                <text:p>123.3261339092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3.8">
                <text:p>123.8</text:p>
              </table:table-cell>
              <table:table-cell office:value-type="float" office:value="123.79679144385">
                <text:p>123.796791443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